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style:style style:name="T7" style:family="text">
      <style:text-properties officeooo:rsid="001c40b7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2518397200963841510" text:style-name="L1">
              <text:list-item>
                <text:p text:style-name="P6"><text:span text:style-name="T4">Daniel Bersenkowitsch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Gerald Irsiegler</text:p>
              </text:list-item>
              <text:list-item>
                <text:p text:style-name="P6">Thomas Stütz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</text:p>
          </table:table-cell>
        </table:table-row>
        <table:table-row>
          <table:table-cell table:style-name="Table1.A2" office:value-type="string">
            <text:p text:style-name="P5">Dauer: </text:p>
          </table:table-cell>
        </table:table-row>
        <table:table-row>
          <table:table-cell table:style-name="Table1.A4" office:value-type="string">
            <text:p text:style-name="P2"><text:span text:style-name="T5">Menüpunkte: </text:span></text:p>
            <text:list xml:id="list4200275153633271728" text:style-name="L2">
              <text:list-item>
                <text:p text:style-name="P7">Inhalte von letztes Mal</text:p>
              </text:list-item>
              <text:list-item>
                <text:p text:style-name="P7">DataBinding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3"/>
            <text:p text:style-name="P2">DataBinding aufschreiben, selbstevalution, Welche Aspekte? Was ist für uns neu,... Was ist das, wozu wird es verwenden?</text:p>
            <text:p text:style-name="P2"/>
            <text:p text:style-name="P2">WebView beim Link die Parameter konfiguieren.</text:p>
            <text:p text:style-name="P2">Wie lautet das Vorgehensmodell zur Umsetzung des Algorythmus zum Generieren des Trainingsplans?</text:p>
            <text:p text:style-name="P2">Teil von der Diplomarbeit verfassen: </text:p>
            <text:p text:style-name="P2">Denkmayr: Fragment<text:span text:style-name="T7">s</text:span></text:p>
            <text:p text:style-name="P2">Bersenkowitsch: DataBinding (bis lang wars so – jetzt so, wieso verändert?) + kleines Beispiel, was ist der Unterschied, </text:p>
            <text:p text:style-name="P2">Irsieger: VideoAPI: Gratis, funktionieren muss es, Parameter veränderbar! Keine anmeldung, verschiedene Auflösungen.</text:p>
            <text:p text:style-name="P2"/>
            <text:p text:style-name="P2">Gegenüberstellung, welche Alternative hat was, was entspricht meinen Präferenzen?</text:p>
            <text:p text:style-name="P2">Was ist mir wichtig? Was will ich? Kriterienkatalog! Welche Alternativen gibt es? + Bewertung</text:p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2"/>
          </table:table-cell>
        </table:table-row>
        <table:table-row>
          <table:table-cell table:style-name="Table1.A2" office:value-type="string">
            <text:p text:style-name="P3">Zusammenfassung: DataBinding Essay verfassen mit den obigen Punkten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sprechung</text:span><text:tab/><text:tab/><text:span text:style-name="MT2">Protokoll vom 14.12.2015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2-21T12:03:58.953000000</dc:date>
    <meta:editing-duration>P1DT1H37M37S</meta:editing-duration>
    <meta:editing-cycles>16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24" meta:word-count="136" meta:character-count="1037" meta:non-whitespace-character-count="913"/>
  </office:meta>
</office:document-meta>
</file>